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Sans" svg:font-family="DejaVuSans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3.541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18cm" svg:stroke-color="#7f7f7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fill="none" draw:textarea-vertical-align="middle" draw:auto-grow-height="false" fo:min-height="0.954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0.24cm"/>
      <style:paragraph-properties style:writing-mode="lr-tb"/>
    </style:style>
    <style:style style:name="P1" style:family="paragraph">
      <loext:graphic-properties draw:fill="solid" draw:fill-color="#4a98c9"/>
      <style:text-properties style:font-name="Liberation Sans1" fo:font-size="4pt"/>
    </style:style>
    <style:style style:name="P2" style:family="paragraph">
      <loext:graphic-properties draw:fill="solid" draw:fill-color="#000000"/>
      <style:text-properties style:font-name="Liberation Sans1" fo:font-size="4pt"/>
    </style:style>
    <style:style style:name="P3" style:family="paragraph">
      <loext:graphic-properties draw:fill="none"/>
      <style:text-properties style:font-name="Liberation Sans1" fo:font-size="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Liberation Sans1" fo:font-size="4pt" style:font-size-asian="4pt" style:font-size-complex="4pt"/>
    </style:style>
    <style:style style:name="P8" style:family="paragraph">
      <style:paragraph-properties fo:text-align="center"/>
    </style:style>
    <style:style style:name="P9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Liberation Sans1" fo:font-size="8pt" style:font-size-asian="8pt" style:font-size-complex="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ans1" fo:font-size="6pt" style:font-size-asian="6pt" style:font-size-complex="6pt"/>
    </style:style>
    <style:style style:name="P14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color="#000000" style:font-name="Liberation Sans1" fo:font-size="4pt" style:font-size-asian="5pt" style:font-name-complex="DejaVuSans1" style:font-size-complex="5pt"/>
    </style:style>
    <style:style style:name="T2" style:family="text">
      <style:text-properties fo:color="#000000" style:font-name="Liberation Sans1" fo:font-size="4pt" style:font-size-asian="10pt" style:font-name-complex="DejaVuSans1" style:font-size-complex="10pt"/>
    </style:style>
    <style:style style:name="T3" style:family="text">
      <style:text-properties fo:color="#000000" style:font-name="Liberation Sans1" fo:font-size="4pt" style:font-size-asian="4pt" style:font-name-complex="DejaVuSans1" style:font-size-complex="4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style:font-name="Liberation Sans1" fo:font-size="8pt" style:font-size-asian="8pt" style:font-name-complex="DejaVuSans1" style:font-size-complex="8pt"/>
    </style:style>
    <style:style style:name="T6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7" style:family="text">
      <style:text-properties fo:color="#000000" style:font-name="Liberation Sans1" fo:font-size="6pt" style:font-size-asian="6pt" style:font-name-complex="DejaVuSans1" style:font-size-complex="6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0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chedule (ms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7" draw:layer="layout" svg:width="0.573cm" svg:height="0.2cm" svg:x="0.822cm" svg:y="2.469cm">
          <draw:text-box>
            <text:p text:style-name="P4"><text:span text:style-name="T3">HX_I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7" draw:layer="layout" svg:width="0.788cm" svg:height="0.2cm" svg:x="0.607cm" svg:y="2.31cm">
          <draw:text-box>
            <text:p text:style-name="P4"><text:span text:style-name="T3">H1_CO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7" draw:layer="layout" svg:width="0.757cm" svg:height="0.206cm" svg:x="0.638cm" svg:y="2.151cm">
          <draw:text-box>
            <text:p text:style-name="P4"><text:span text:style-name="T3">H2_PO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7" draw:layer="layout" svg:width="0.915cm" svg:height="0.235cm" svg:x="0.607cm" svg:y="1.995cm">
          <draw:text-box>
            <text:p text:style-name="P4"><text:span text:style-name="T3">H3_CON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7" draw:layer="layout" svg:width="0.884cm" svg:height="0.2cm" svg:x="0.638cm" svg:y="1.836cm">
          <draw:text-box>
            <text:p text:style-name="P4"><text:span text:style-name="T3">H4_P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7" draw:layer="layout" svg:width="0.561cm" svg:height="0.2cm" svg:x="0.834cm" svg:y="1.673cm">
          <draw:text-box>
            <text:p text:style-name="P4"><text:span text:style-name="T3">H5_FC</text:span></text:p>
          </draw:text-box>
        </draw:frame>
        <draw:frame draw:style-name="gr15" draw:text-style-name="P7" draw:layer="layout" svg:width="0.833cm" svg:height="0.208cm" svg:x="0.689cm" svg:y="1.514cm">
          <draw:text-box>
            <text:p text:style-name="P4"><text:span text:style-name="T3">HY_OU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frame draw:style-name="gr17" draw:text-style-name="P9" draw:layer="layout" svg:width="12.192cm" svg:height="0.887cm" svg:x="0cm" svg:y="0.001cm">
          <draw:text-box>
            <text:p text:style-name="P8"><text:span text:style-name="T4">Deployment</text:span></text:p>
          </draw:text-box>
        </draw:frame>
        <draw:frame draw:style-name="gr18" draw:text-style-name="P10" draw:layer="layout" svg:width="3.541cm" svg:height="0.319cm" svg:x="1.351cm" svg:y="1.027cm">
          <draw:text-box>
            <text:p text:style-name="P4"><text:span text:style-name="T5">ARM Cortex A9 @ 666 MHz</text:span></text:p>
          </draw:text-box>
        </draw:frame>
        <draw:line draw:style-name="gr19" draw:text-style-name="P11" draw:layer="layout" svg:x1="4.718cm" svg:y1="1.471cm" svg:x2="4.718cm" svg:y2="3.249cm">
          <text:p/>
        </draw:line>
        <draw:frame draw:style-name="gr20" draw:text-style-name="P12" draw:layer="layout" svg:width="2.728cm" svg:height="0.319cm" svg:x="1.752cm" svg:y="0.528cm">
          <draw:text-box>
            <text:p text:style-name="P4"><text:span text:style-name="T6">Floating-point 32-bit</text:span></text:p>
          </draw:text-box>
        </draw:frame>
        <draw:frame draw:style-name="gr21" draw:text-style-name="P13" draw:layer="layout" svg:width="1.772cm" svg:height="0.319cm" svg:x="3.871cm" svg:y="3.33cm">
          <draw:text-box>
            <text:p text:style-name="P4"><text:span text:style-name="T7">Iteration = 34.3 ms</text:span></text:p>
          </draw:text-box>
        </draw:frame>
        <draw:custom-shape draw:style-name="gr22" draw:text-style-name="P14" draw:layer="layout" svg:width="0.254cm" svg:height="1.27cm" svg:x="0.367cm" svg:y="1.4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5" draw:layer="layout" svg:width="1.141cm" svg:height="0.49cm" draw:transform="rotate (1.5707963267949) translate (-0.014cm 2.65cm)">
          <draw:text-box>
            <text:p><text:span text:style-name="T8">Lay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Sans" svg:font-family="DejaVuSans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1:20:05.846697026</dc:date>
    <meta:editing-duration>PT4H29M16S</meta:editing-duration>
    <meta:editing-cycles>42</meta:editing-cycles>
    <meta:generator>LibreOffice/6.4.7.2$Linux_X86_64 LibreOffice_project/40$Build-2</meta:generator>
    <meta:document-statistic meta:object-count="80"/>
  </office:meta>
</office:document-meta>
</file>